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Famous</text:h>
      <text:p text:style-name="P11">Unfortunately, there are heroes who had bouts of depression. In the 60's, Marilyn Monroe. In the 90's, Kurt Cobain. This decade had Robin Williams, Anthony Bourdain, and my friend Mark Langland.</text:p>
      <text:p text:style-name="P10"/>
      <text:p text:style-name="P10">Mark built actual race cars and there we were,</text:p>
      <text:p text:style-name="P10">In a Hot Wheels like, Hemi engine field truck,</text:p>
      <text:p text:style-name="P10">Him at the wheel, I'm in the center, Rick on the side,</text:p>
      <text:p text:style-name="P10">No seat belts, no truck license, we were ready to ride.</text:p>
      <text:p text:style-name="P10">We went speeding around the farm trails,</text:p>
      <text:p text:style-name="P10">Our race track of sand, we were far of the rails,</text:p>
      <text:p text:style-name="P10">Tires spinning, engine roaring,</text:p>
      <text:p text:style-name="P10">Mark laughing, blue eyes blazing,</text:p>
      <text:p text:style-name="P10">Me hanging on the dash and smilin',</text:p>
      <text:p text:style-name="P10">Rick cheering him on!</text:p>
      <text:p text:style-name="P10">“Is that all this thing's got? Come on!”</text:p>
      <text:p text:style-name="P10">We'd laugh, and go faster and faster.</text:p>
      <text:p text:style-name="P10">Mark was always ready to go, go, go,</text:p>
      <text:p text:style-name="P10">And exciting his friends along the way as we go.</text:p>
      <text:p text:style-name="P10"/>
      <text:p text:style-name="P10">Anthony was a rolling stone with travel on his mind,</text:p>
      <text:p text:style-name="P10">He knew where the tastiest noodles one could find:</text:p>
      <text:p text:style-name="P10">Noisy shops in Hong Kong, hawker stalls in Singapore,</text:p>
      <text:p text:style-name="P10">On streets of Bangkok, in markets of Kuala Lumpur,</text:p>
      <text:p text:style-name="P10">Chinatown in San Francisco, Toronto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.</text:p>
      <text:p text:style-name="P10">He was filled with sensations of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/>
      <text:p text:style-name="P10"><text:soft-page-break/>But their minds were in trouble, <text:s/>depressively pained,</text:p>
      <text:p text:style-name="P10">Each time they tipped their glass, their senses drained,</text:p>
      <text:p text:style-name="P10">Down and Death-wards they sank,</text:p>
      <text:p text:style-name="P10">As though of hemlock they drank.</text:p>
      <text:p text:style-name="P10">Forlorn, how their emotions were like a bell,</text:p>
      <text:p text:style-name="P10">Tolling them back to their soul's dark well,</text:p>
      <text:p text:style-name="P10">Back to their fears, darker than I've ever known,</text:p>
      <text:p text:style-name="P10">Causing them to shake, when they stood alone.</text:p>
      <text:p text:style-name="P10">Darkling they whispered to the Reaper in rhyme,</text:p>
      <text:p text:style-name="P10">Calling the Specter's name too many a time;</text:p>
      <text:p text:style-name="P10">They were half in love with easeful Death,</text:p>
      <text:p text:style-name="P10">To take into the air, with their last breath,</text:p>
      <text:p text:style-name="P10">And in a moment of delusion, each ended their pain!</text:p>
      <text:p text:style-name="P10">We only heard silence as their souls screamed in vain.</text:p>
      <text:p text:style-name="P10"/>
      <text:p text:style-name="P10">Wishing my friends with me as I drift and roam</text:p>
      <text:p text:style-name="P10">Down country roads where I'm far from home,</text:p>
      <text:p text:style-name="P10">I pine for their friendship beyond tomorrow,</text:p>
      <text:p text:style-name="P9">Aware of lost time, full of sorrow.</text:p>
      <text:p text:style-name="P10">Sad are we, whom they had at one time cherished,</text:p>
      <text:p text:style-name="P10">We feel dazed and confused that our friends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s are with angels on heaven's way.</text:p>
      <text:p text:style-name="P12">Spring and hope will return each revolving year,</text:p>
      <text:p text:style-name="P13">The flowers, the bees, and the song birds reappear.</text:p>
      <text:p text:style-name="P10">Their bright eyes and laughter, we'll remember anew,</text:p>
      <text:p text:style-name="P9">Happier are we, for their happiness we knew.</text:p>
      <text:h text:style-name="Heading_20_4" text:outline-level="4">About</text:h>
      <text:p text:style-name="P8"><text:span text:style-name="T2">Not Only the Famous</text:span>, is a set of original short poems by Stacy David Thurston, California, United States of America. <text:span text:style-name="T1">Percy Bysshe Shelley had wrote Adonis to honor Keats after his passing from tuberculosis. This poem set is my way to honor </text:span><text:soft-page-break/><text:span text:style-name="T1">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19T18:04:45</dc:date>
    <meta:editing-cycles>2729</meta:editing-cycles>
    <meta:editing-duration>P145DT7H6M15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68" meta:word-count="602" meta:character-count="3349"/>
  </office:meta>
</office:document-meta>
</file>